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3C0000134B00000BBB28C2360F97C54238.wmf" manifest:media-type="image/x-wmf"/>
  <manifest:file-entry manifest:full-path="Pictures/200000370000178D00000A19C9ADA77B277B3EE9.wmf" manifest:media-type="image/x-wmf"/>
  <manifest:file-entry manifest:full-path="Pictures/200000700000334B0000172EE57A777469A66F2D.wmf" manifest:media-type="image/x-wmf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3.484cm" fo:margin-left="0.801cm" fo:margin-top="0cm" fo:margin-bottom="0cm" table:align="left" style:writing-mode="lr-tb"/>
    </style:style>
    <style:style style:name="Table2.A" style:family="table-column">
      <style:table-column-properties style:column-width="0.628cm"/>
    </style:style>
    <style:style style:name="Table2.C" style:family="table-column">
      <style:table-column-properties style:column-width="0.556cm"/>
    </style:style>
    <style:style style:name="Table2.D" style:family="table-column">
      <style:table-column-properties style:column-width="0.55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4.041cm" fo:margin-left="0cm" fo:margin-top="0cm" fo:margin-bottom="0cm" table:align="left" style:writing-mode="lr-tb"/>
    </style:style>
    <style:style style:name="Table3.A" style:family="table-column">
      <style:table-column-properties style:column-width="0.628cm"/>
    </style:style>
    <style:style style:name="Table3.C" style:family="table-column">
      <style:table-column-properties style:column-width="0.556cm"/>
    </style:style>
    <style:style style:name="Table3.D" style:family="table-column">
      <style:table-column-properties style:column-width="0.55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a"/>
    </style:style>
    <style:style style:name="Table3.5" style:family="table-row">
      <style:table-row-properties style:min-row-height="0.369cm" fo:keep-together="auto"/>
    </style:style>
    <style:style style:name="Table1" style:family="table" style:master-page-name="">
      <style:table-properties style:width="3.82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0.6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3.184cm" fo:margin-left="0cm" fo:margin-top="0cm" fo:margin-bottom="0cm" table:align="left" style:writing-mode="lr-tb"/>
    </style:style>
    <style:style style:name="Table4.A" style:family="table-column">
      <style:table-column-properties style:column-width="0.63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4.438cm" fo:margin-left="0cm" fo:margin-top="0cm" fo:margin-bottom="0cm" table:align="left" style:writing-mode="lr-tb"/>
    </style:style>
    <style:style style:name="Table5.A" style:family="table-column">
      <style:table-column-properties style:column-width="0.637cm"/>
    </style:style>
    <style:style style:name="Table5.G" style:family="table-column">
      <style:table-column-properties style:column-width="0.6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text-properties fo:language="ru" fo:country="RU" officeooo:paragraph-rsid="001d3ba7"/>
    </style:style>
    <style:style style:name="P2" style:family="paragraph" style:parent-style-name="List_20_Paragraph" style:list-style-name="WWNum1">
      <style:text-properties fo:language="ru" fo:country="RU" officeooo:paragraph-rsid="001d3ba7"/>
    </style:style>
    <style:style style:name="P3" style:family="paragraph" style:parent-style-name="List_20_Paragraph" style:list-style-name="WWNum1">
      <style:paragraph-properties fo:text-align="start" style:justify-single-word="false"/>
      <style:text-properties fo:language="ru" fo:country="RU" officeooo:paragraph-rsid="001d3ba7"/>
    </style:style>
    <style:style style:name="P4" style:family="paragraph" style:parent-style-name="List_20_Paragraph" style:list-style-name="WWNum3">
      <style:paragraph-properties fo:text-align="start" style:justify-single-word="false"/>
      <style:text-properties fo:language="ru" fo:country="RU" officeooo:paragraph-rsid="001d3ba7"/>
    </style:style>
    <style:style style:name="P5" style:family="paragraph" style:parent-style-name="List_20_Paragraph">
      <style:paragraph-properties fo:text-align="start" style:justify-single-word="false"/>
      <style:text-properties fo:language="ru" fo:country="RU" officeooo:paragraph-rsid="0030e03f"/>
    </style:style>
    <style:style style:name="P6" style:family="paragraph" style:parent-style-name="List_20_Paragraph" style:list-style-name="WWNum4">
      <style:text-properties fo:language="ru" fo:country="RU" officeooo:paragraph-rsid="001d3ba7"/>
    </style:style>
    <style:style style:name="P7" style:family="paragraph" style:parent-style-name="List_20_Paragraph" style:list-style-name="">
      <style:paragraph-properties fo:line-height="115%" fo:text-align="start" style:justify-single-word="false"/>
      <style:text-properties fo:language="ru" fo:country="RU" officeooo:paragraph-rsid="001d3ba7"/>
    </style:style>
    <style:style style:name="P8" style:family="paragraph" style:parent-style-name="List_20_Paragraph" style:list-style-name="WWNum1">
      <style:paragraph-properties fo:margin-top="0cm" fo:margin-bottom="0.088cm" loext:contextual-spacing="false" fo:break-before="page" fo:padding="0cm" fo:border="none"/>
      <style:text-properties fo:language="ru" fo:country="RU" officeooo:paragraph-rsid="001d3ba7"/>
    </style:style>
    <style:style style:name="P9" style:family="paragraph" style:parent-style-name="List_20_Paragraph">
      <style:paragraph-properties fo:margin-left="0.751cm" fo:margin-right="0cm" fo:text-indent="0.519cm" style:auto-text-indent="false"/>
      <style:text-properties fo:language="ru" fo:country="RU" officeooo:paragraph-rsid="001d3ba7"/>
    </style:style>
    <style:style style:name="P10" style:family="paragraph" style:parent-style-name="List_20_Paragraph" style:list-style-name="WWNum1">
      <style:paragraph-properties fo:break-before="page"/>
      <style:text-properties fo:language="ru" fo:country="RU" officeooo:paragraph-rsid="001d3ba7"/>
    </style:style>
    <style:style style:name="P11" style:family="paragraph" style:parent-style-name="List_20_Paragraph" style:list-style-name="WWNum1">
      <style:paragraph-properties fo:text-align="start" style:justify-single-word="false" fo:break-before="page"/>
      <style:text-properties fo:language="ru" fo:country="RU" officeooo:paragraph-rsid="001d3ba7"/>
    </style:style>
    <style:style style:name="P12" style:family="paragraph" style:parent-style-name="List_20_Paragraph">
      <style:paragraph-properties fo:margin-left="0cm" fo:margin-right="0cm" fo:margin-top="0cm" fo:margin-bottom="0.088cm" loext:contextual-spacing="false" fo:text-indent="0cm" style:auto-text-indent="false" fo:padding="0cm" fo:border="none"/>
      <style:text-properties fo:color="#000000" fo:language="ru" fo:country="RU" officeooo:rsid="0021742f" officeooo:paragraph-rsid="0021742f" style:font-name-asian="Arial Unicode MS" style:language-asian="ru" style:country-asian="RU" style:font-name-complex="Arial Unicode MS" style:font-size-complex="14pt" loext:padding="0cm" loext:border="none"/>
    </style:style>
    <style:style style:name="P13" style:family="paragraph" style:parent-style-name="List_20_Paragraph" style:list-style-name="WWNum3">
      <style:paragraph-properties fo:margin-left="0cm" fo:margin-right="0cm" fo:text-indent="0cm" style:auto-text-indent="false"/>
      <style:text-properties fo:language="ru" fo:country="RU" officeooo:paragraph-rsid="001d3ba7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1d3ba7"/>
    </style:style>
    <style:style style:name="P15" style:family="paragraph" style:parent-style-name="List_20_Paragraph" style:list-style-name="WWNum3">
      <style:paragraph-properties fo:margin-left="0cm" fo:margin-right="0cm" fo:text-align="start" style:justify-single-word="false" fo:text-indent="0cm" style:auto-text-indent="false"/>
      <style:text-properties officeooo:paragraph-rsid="0028f6e0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language="ru" fo:country="RU" officeooo:paragraph-rsid="0030e03f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language="ru" fo:country="RU" officeooo:paragraph-rsid="001d3ba7"/>
    </style:style>
    <style:style style:name="P1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0e03f"/>
    </style:style>
    <style:style style:name="P19" style:family="paragraph" style:parent-style-name="List_20_Paragraph">
      <style:paragraph-properties fo:margin-left="0.847cm" fo:margin-right="0cm" fo:text-indent="0cm" style:auto-text-indent="false"/>
      <style:text-properties fo:language="ru" fo:country="RU" officeooo:paragraph-rsid="001d3ba7"/>
    </style:style>
    <style:style style:name="P20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0cm" style:auto-text-indent="false"/>
      <style:text-properties fo:language="ru" fo:country="RU" officeooo:paragraph-rsid="001d3ba7"/>
    </style:style>
    <style:style style:name="P21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0cm" style:auto-text-indent="false"/>
      <style:text-properties officeooo:paragraph-rsid="001d3ba7"/>
    </style:style>
    <style:style style:name="P22" style:family="paragraph" style:parent-style-name="Реферат">
      <style:paragraph-properties fo:text-align="center" style:justify-single-word="false"/>
      <style:text-properties fo:language="ru" fo:country="RU" officeooo:paragraph-rsid="001d3ba7"/>
    </style:style>
    <style:style style:name="P23" style:family="paragraph" style:parent-style-name="Реферат">
      <style:paragraph-properties fo:text-align="center" style:justify-single-word="false"/>
      <style:text-properties officeooo:paragraph-rsid="001d3ba7"/>
    </style:style>
    <style:style style:name="P24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7.5cm" style:auto-text-indent="false"/>
      <style:text-properties officeooo:paragraph-rsid="001d3ba7"/>
    </style:style>
    <style:style style:name="P25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7.5cm" style:auto-text-indent="false"/>
      <style:text-properties fo:language="ru" fo:country="RU" officeooo:paragraph-rsid="001d3ba7"/>
    </style:style>
    <style:style style:name="P26" style:family="paragraph" style:parent-style-name="Реферат" style:master-page-name="Standard">
      <style:paragraph-properties fo:text-align="center" style:justify-single-word="false" style:page-number="auto"/>
      <style:text-properties fo:language="ru" fo:country="RU" officeooo:paragraph-rsid="001d3ba7"/>
    </style:style>
    <style:style style:name="P27" style:family="paragraph" style:parent-style-name="Standard">
      <style:text-properties style:font-name="Times New Roman" fo:font-size="14pt" fo:language="ru" fo:country="RU" officeooo:paragraph-rsid="001d3ba7" style:font-size-asian="14pt" style:font-name-complex="Times New Roman1" style:font-size-complex="12pt"/>
    </style:style>
    <style:style style:name="P28" style:family="paragraph" style:parent-style-name="Standard">
      <style:text-properties fo:language="ru" fo:country="RU" officeooo:paragraph-rsid="001d3ba7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ru" fo:country="RU" officeooo:paragraph-rsid="001d3ba7" style:font-name-asian="Times New Roman1" style:font-size-asian="10pt" style:language-asian="ru" style:country-asian="RU" style:font-name-complex="Times New Roman1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ru" fo:country="RU" officeooo:paragraph-rsid="0030e03f" style:font-name-asian="Times New Roman1" style:font-size-asian="10pt" style:language-asian="ru" style:country-asian="RU" style:font-name-complex="Times New Roman1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language="ru" fo:country="RU" fo:font-style="italic" fo:font-weight="bold" officeooo:paragraph-rsid="0030e03f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super 58%"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super 58%" style:font-name="Times New Roman" fo:font-size="10pt" fo:language="ru" fo:country="RU" fo:font-weight="bold" officeooo:paragraph-rsid="001d3ba7" style:font-name-asian="Times New Roman1" style:font-size-asian="10pt" style:language-asian="ru" style:country-asian="RU" style:font-weight-asian="bold" style:font-name-complex="Times New Roman1" style:font-size-complex="10pt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style:shadow="none" style:writing-mode="page">
        <style:tab-stops/>
      </style:paragraph-properties>
      <style:text-properties style:font-name="Times New Roman" fo:font-size="10pt" fo:language="ru" fo:country="RU" officeooo:paragraph-rsid="0030e03f" style:font-name-asian="Times New Roman1" style:font-size-asian="10pt" style:language-asian="ru" style:country-asian="RU" style:font-name-complex="Times New Roman1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style:shadow="none" style:writing-mode="page">
        <style:tab-stops/>
      </style:paragraph-properties>
      <style:text-properties style:font-name="Times New Roman" fo:font-size="10pt" fo:language="ru" fo:country="RU" officeooo:paragraph-rsid="0030e03f" style:font-name-asian="Times New Roman1" style:font-size-asian="10pt" style:language-asian="ru" style:country-asian="RU" style:font-name-complex="Times New Roman1" style:font-size-complex="10pt"/>
    </style:style>
    <style:style style:name="P37" style:family="paragraph" style:parent-style-name="Standard">
      <style:paragraph-properties fo:margin-top="0cm" fo:margin-bottom="0.088cm" loext:contextual-spacing="false" fo:padding="0cm" fo:border="none"/>
      <style:text-properties fo:color="#000000" fo:language="ru" fo:country="RU" officeooo:paragraph-rsid="001d3ba7" style:font-name-asian="Arial Unicode MS" style:language-asian="ru" style:country-asian="RU" style:font-name-complex="Arial Unicode MS" style:font-size-complex="14pt" loext:padding="0cm" loext:border="none"/>
    </style:style>
    <style:style style:name="P38" style:family="paragraph" style:parent-style-name="Standard">
      <style:paragraph-properties fo:margin-top="0cm" fo:margin-bottom="0.088cm" loext:contextual-spacing="false" fo:padding="0cm" fo:border="none"/>
      <style:text-properties fo:language="ru" fo:country="RU" officeooo:paragraph-rsid="001d3ba7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fo:language="ru" fo:country="RU" officeooo:paragraph-rsid="001d3ba7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fo:language="ru" fo:country="RU" officeooo:paragraph-rsid="001d3ba7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ru" fo:country="RU" officeooo:paragraph-rsid="001d3ba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3ba7"/>
    </style:style>
    <style:style style:name="T3" style:family="text">
      <style:text-properties fo:language="ru" fo:country="RU" officeooo:rsid="0025ddd8"/>
    </style:style>
    <style:style style:name="T4" style:family="text">
      <style:text-properties officeooo:rsid="001d3ba7"/>
    </style:style>
    <style:style style:name="T5" style:family="text">
      <style:text-properties style:text-position="super 58%" fo:font-weight="bold" style:font-weight-asian="bold" style:font-size-complex="14pt"/>
    </style:style>
    <style:style style:name="T6" style:family="text">
      <style:text-properties style:text-position="super 58%" style:font-size-complex="14pt"/>
    </style:style>
    <style:style style:name="T7" style:family="text">
      <style:text-properties fo:language="en" fo:country="US" fo:font-style="italic" fo:font-weight="bold" style:font-style-asian="italic" style:font-weight-asian="bold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style:font-name-asian="F"/>
    </style:style>
    <style:style style:name="T10" style:family="text">
      <style:text-properties officeooo:rsid="001d3ba7" style:font-name-asian="F"/>
    </style:style>
    <style:style style:name="T11" style:family="text">
      <style:text-properties officeooo:rsid="001f89a3" style:font-name-asian="F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1db8e2" style:font-style-asian="italic" style:font-style-complex="italic"/>
    </style:style>
    <style:style style:name="T15" style:family="text">
      <style:text-properties fo:font-style="italic" officeooo:rsid="001f89a3" style:font-style-asian="italic" style:font-style-complex="italic"/>
    </style:style>
    <style:style style:name="T16" style:family="text">
      <style:text-properties fo:font-style="italic" officeooo:rsid="00391cb9" style:font-style-asian="italic" style:font-style-complex="italic"/>
    </style:style>
    <style:style style:name="T17" style:family="text">
      <style:text-properties fo:font-style="italic" officeooo:rsid="001f89a3" style:font-name-asian="F" style:font-style-asian="italic" style:font-style-complex="italic"/>
    </style:style>
    <style:style style:name="T18" style:family="text">
      <style:text-properties fo:color="#000000" style:font-name-asian="Arial Unicode MS" style:language-asian="ru" style:country-asian="RU" style:font-name-complex="Arial Unicode MS" style:font-size-complex="14pt" loext:padding="0cm" loext:border="none"/>
    </style:style>
    <style:style style:name="T19" style:family="text">
      <style:text-properties style:font-name="Symbol" style:font-name-asian="Symbol1" style:font-name-complex="Symbol1"/>
    </style:style>
    <style:style style:name="T20" style:family="text">
      <style:text-properties style:font-name="Cambria Math" style:font-name-complex="Cambria Math1"/>
    </style:style>
    <style:style style:name="T21" style:family="text">
      <style:text-properties style:font-size-complex="12pt"/>
    </style:style>
    <style:style style:name="T22" style:family="text">
      <style:text-properties style:font-name="Times New Roman" fo:font-size="14pt" style:font-size-asian="14pt" style:font-name-complex="Times New Roman1" style:font-size-complex="12pt"/>
    </style:style>
    <style:style style:name="T23" style:family="text">
      <style:text-properties style:font-name="Calibri" style:font-name-asian="F" style:font-name-complex="F"/>
    </style:style>
    <style:style style:name="T24" style:family="text">
      <style:text-properties style:font-name="Calibri" officeooo:rsid="00233760" style:font-name-asian="F" style:font-name-complex="F"/>
    </style:style>
    <style:style style:name="T25" style:family="text">
      <style:text-properties officeooo:rsid="001f89a3"/>
    </style:style>
    <style:style style:name="T26" style:family="text">
      <style:text-properties officeooo:rsid="0025ddd8"/>
    </style:style>
    <style:style style:name="T2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8" style:family="text">
      <style:text-properties style:font-name="Liberation Mono1" fo:font-size="10.5pt" fo:language="ru" fo:country="RU" fo:font-style="italic" fo:font-weight="normal" style:font-size-asian="10.5pt" style:font-style-asian="italic" style:font-weight-asian="normal" style:font-size-complex="10.5pt" style:font-style-complex="italic"/>
    </style:style>
    <style:style style:name="T29" style:family="text">
      <style:text-properties style:font-name="Liberation Mono1" fo:font-size="10.5pt" fo:language="ru" fo:country="RU" fo:font-style="italic" officeooo:rsid="0025ddd8" style:font-size-asian="10.5pt" style:font-style-asian="italic" style:font-size-complex="10.5pt" style:font-style-complex="italic"/>
    </style:style>
    <style:style style:name="T30" style:family="text">
      <style:text-properties style:font-name="Liberation Mono1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T31" style:family="text">
      <style:text-properties style:font-name="Liberation Mono1" fo:font-size="10.5pt" fo:font-style="italic" fo:font-weight="normal" officeooo:rsid="0028f6e0" style:font-size-asian="10.5pt" style:font-style-asian="italic" style:font-weight-asian="normal" style:font-size-complex="10.5pt" style:font-style-complex="italic"/>
    </style:style>
    <style:style style:name="T32" style:family="text">
      <style:text-properties style:font-name="Liberation Mono1" fo:font-size="10.5pt" fo:font-style="italic" style:font-size-asian="10.5pt" style:font-style-asian="italic" style:font-size-complex="10.5pt" style:font-style-complex="italic"/>
    </style:style>
    <style:style style:name="T33" style:family="text">
      <style:text-properties style:font-name="Liberation Mono1" fo:font-size="10.5pt" fo:font-style="italic" officeooo:rsid="0026e020" style:font-size-asian="10.5pt" style:font-style-asian="italic" style:font-size-complex="10.5pt" style:font-style-complex="italic"/>
    </style:style>
    <style:style style:name="T34" style:family="text">
      <style:text-properties officeooo:rsid="00391cb9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.01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7" style:family="graphic" style:parent-style-name="Формула">
      <style:graphic-properties style:vertical-pos="middle" style:vertical-rel="text" draw:ole-draw-aspect="1"/>
    </style:style>
    <style:style style:name="fr8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государственное бюджетное образовательное учреждение высшего профессионального образования</text:p>
      <text:p text:style-name="P22">Московский государственный технический университет</text:p>
      <text:p text:style-name="P23"><text:span text:style-name="T1">имени Н. Э. Баумана</text:span></text:p>
      <text:p text:style-name="P22"/>
      <text:p text:style-name="P22"/>
      <text:p text:style-name="P22"/>
      <text:p text:style-name="P22"/>
      <text:p text:style-name="P23"><text:span text:style-name="T1">Лабораторная работа №</text:span><text:span text:style-name="T2">0</text:span></text:p>
      <text:p text:style-name="P23"><text:span text:style-name="T1">«Теория формальных языков»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1">Студент группы <text:s/>ИУ9-52</text:span></text:p>
      <text:p text:style-name="P25">Карькин А. И.</text:p>
      <text:p text:style-name="P21"><text:span text:style-name="T1"><text:tab/><text:tab/>Преподаватель:</text:span></text:p>
      <text:p text:style-name="P20">Магазов С.С.</text:p>
      <text:list xml:id="list396246195" text:style-name="WWNum1">
        <text:list-item>
          <text:p text:style-name="P10">Проверить ассоциативность операции, найти порождающие и единицу с право и слева.</text:p>
        </text:list-item>
      </text:list>
      <text:p text:style-name="P16"><text:span text:style-name="T4">1)</text:span>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35"><text:span text:style-name="T5">.</text:span></text:p>
          </table:table-cell>
          <table:table-cell table:style-name="Table1.A1" office:value-type="string">
            <text:p text:style-name="P36"><text:span text:style-name="T12">a</text:span></text:p>
          </table:table-cell>
          <table:table-cell table:style-name="Table1.A1" office:value-type="string">
            <text:p text:style-name="P36"><text:span text:style-name="T12">b</text:span></text:p>
          </table:table-cell>
          <table:table-cell table:style-name="Table1.A1" office:value-type="string">
            <text:p text:style-name="P36"><text:span text:style-name="T12">c</text:span></text:p>
          </table:table-cell>
          <table:table-cell table:style-name="Table1.A1" office:value-type="string">
            <text:p text:style-name="P36"><text:span text:style-name="T12">d</text:span></text:p>
          </table:table-cell>
          <table:table-cell table:style-name="Table1.A1" office:value-type="string">
            <text:p text:style-name="P36"><text:span text:style-name="T12">f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2">a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d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2">b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b</text:span></text:p>
          </table:table-cell>
          <table:table-cell table:style-name="Table1.A1" office:value-type="string">
            <text:p text:style-name="P36"><text:span text:style-name="T13">c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d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2">c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c</text:span></text:p>
          </table:table-cell>
          <table:table-cell table:style-name="Table1.A1" office:value-type="string">
            <text:p text:style-name="P36"><text:span text:style-name="T13">b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d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2">d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a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2">f</text:span></text:p>
          </table:table-cell>
          <table:table-cell table:style-name="Table1.A1" office:value-type="string">
            <text:p text:style-name="P36"><text:span text:style-name="T13">d</text:span></text:p>
          </table:table-cell>
          <table:table-cell table:style-name="Table1.A1" office:value-type="string">
            <text:p text:style-name="P36"><text:span text:style-name="T13">f</text:span></text:p>
          </table:table-cell>
          <table:table-cell table:style-name="Table1.A1" office:value-type="string">
            <text:p text:style-name="P36"><text:span text:style-name="T13">f</text:span></text:p>
          </table:table-cell>
          <table:table-cell table:style-name="Table1.A1" office:value-type="string">
            <text:p text:style-name="P36"><text:span text:style-name="T13">a</text:span></text:p>
          </table:table-cell>
          <table:table-cell table:style-name="Table1.A1" office:value-type="string">
            <text:p text:style-name="P36"><text:span text:style-name="T13">a</text:span></text:p>
          </table:table-cell>
        </table:table-row>
      </table:table>
      <text:p text:style-name="P16"><text:tab/>Ассоциативн<text:span text:style-name="T4">ость: выполняется</text:span></text:p>
      <text:p text:style-name="P17"><text:tab/>Единица справа: b</text:p>
      <text:p text:style-name="P17"><text:tab/>Единица слева: не существует</text:p>
      <text:p text:style-name="P17"><text:tab/>Порождающие: <text:span text:style-name="T15">&lt;c, f&gt;</text:span><text:span text:style-name="T25"> </text:span><text:span text:style-name="T14">(</text:span><text:span text:style-name="T14"><draw:frame draw:style-name="fr7" draw:name="Object24" text:anchor-type="as-char" svg:width="3.614cm" svg:height="0.527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)</text:span></text:p>
      <text:p text:style-name="P17"><text:span text:style-name="T4">2</text:span>)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32"><text:span text:style-name="T6">.</text:span></text:p>
          </table:table-cell>
          <table:table-cell table:style-name="Table4.A1" office:value-type="string">
            <text:p text:style-name="P31"><text:span text:style-name="T12">e</text:span></text:p>
          </table:table-cell>
          <table:table-cell table:style-name="Table4.A1" office:value-type="string">
            <text:p text:style-name="P31"><text:span text:style-name="T12">f</text:span></text:p>
          </table:table-cell>
          <table:table-cell table:style-name="Table4.A1" office:value-type="string">
            <text:p text:style-name="P31"><text:span text:style-name="T12">g</text:span></text:p>
          </table:table-cell>
          <table:table-cell table:style-name="Table4.A1" office:value-type="string">
            <text:p text:style-name="P31"><text:span text:style-name="T12">a</text:span></text:p>
          </table:table-cell>
        </table:table-row>
        <table:table-row table:style-name="Table4.1">
          <table:table-cell table:style-name="Table4.A1" office:value-type="string">
            <text:p text:style-name="P31"><text:span text:style-name="T12">e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e</text:span></text:p>
          </table:table-cell>
        </table:table-row>
        <table:table-row table:style-name="Table4.1">
          <table:table-cell table:style-name="Table4.A1" office:value-type="string">
            <text:p text:style-name="P31"><text:span text:style-name="T12">f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f</text:span></text:p>
          </table:table-cell>
          <table:table-cell table:style-name="Table4.A1" office:value-type="string">
            <text:p text:style-name="P31"><text:span text:style-name="T13">f</text:span></text:p>
          </table:table-cell>
          <table:table-cell table:style-name="Table4.A1" office:value-type="string">
            <text:p text:style-name="P31"><text:span text:style-name="T13">f</text:span></text:p>
          </table:table-cell>
        </table:table-row>
        <table:table-row table:style-name="Table4.1">
          <table:table-cell table:style-name="Table4.A1" office:value-type="string">
            <text:p text:style-name="P31"><text:span text:style-name="T12">g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g</text:span></text:p>
          </table:table-cell>
          <table:table-cell table:style-name="Table4.A1" office:value-type="string">
            <text:p text:style-name="P31"><text:span text:style-name="T13">g</text:span></text:p>
          </table:table-cell>
          <table:table-cell table:style-name="Table4.A1" office:value-type="string">
            <text:p text:style-name="P31"><text:span text:style-name="T13">g</text:span></text:p>
          </table:table-cell>
        </table:table-row>
        <table:table-row table:style-name="Table4.1">
          <table:table-cell table:style-name="Table4.A1" office:value-type="string">
            <text:p text:style-name="P31"><text:span text:style-name="T12">a</text:span></text:p>
          </table:table-cell>
          <table:table-cell table:style-name="Table4.A1" office:value-type="string">
            <text:p text:style-name="P31"><text:span text:style-name="T13">a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e</text:span></text:p>
          </table:table-cell>
          <table:table-cell table:style-name="Table4.A1" office:value-type="string">
            <text:p text:style-name="P31"><text:span text:style-name="T13">e</text:span></text:p>
          </table:table-cell>
        </table:table-row>
      </table:table>
      <text:p text:style-name="P5"><text:tab/></text:p>
      <text:p text:style-name="P18"><text:tab/><draw:frame draw:style-name="fr5" draw:name="Object25" text:anchor-type="as-char" svg:width="7.158cm" svg:height="0.57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text:span text:style-name="T4">=&gt; ассоциативность не выполняется</text:span></text:p>
      <text:p text:style-name="P17"><text:tab/><draw:frame draw:style-name="fr5" draw:name="Object1" text:anchor-type="as-char" svg:width="0.774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9">.</text:span></text:p>
      <text:p text:style-name="P17"><text:span text:style-name="T9"><text:tab/></text:span><text:span text:style-name="T11">Единица справа: не существует</text:span></text:p>
      <text:p text:style-name="P17"><text:span text:style-name="T11"><text:tab/>Единица слева: не существует</text:span></text:p>
      <text:p text:style-name="P17"><text:span text:style-name="T9"><text:tab/>Порождающие: </text:span><text:span text:style-name="T17">&lt;a, g, f&gt;</text:span></text:p>
      <text:p text:style-name="P1"><text:span text:style-name="T9"/></text:p>
      <text:p text:style-name="P16"><text:span text:style-name="T10">3</text:span><text:span text:style-name="T9">)</text:span></text:p>
      <table:table table:name="Table5" table:style-name="Table5">
        <table:table-column table:style-name="Table5.A" table:number-columns-repeated="6"/>
        <table:table-column table:style-name="Table5.G"/>
        <table:table-row table:style-name="Table5.1">
          <table:table-cell table:style-name="Table5.A1" office:value-type="string">
            <text:p text:style-name="P32"><text:span text:style-name="T6">.</text:span></text:p>
          </table:table-cell>
          <table:table-cell table:style-name="Table5.A1" office:value-type="string">
            <text:p text:style-name="P31"><text:span text:style-name="T12">e</text:span></text:p>
          </table:table-cell>
          <table:table-cell table:style-name="Table5.A1" office:value-type="string">
            <text:p text:style-name="P31"><text:span text:style-name="T12">f</text:span></text:p>
          </table:table-cell>
          <table:table-cell table:style-name="Table5.A1" office:value-type="string">
            <text:p text:style-name="P31"><text:span text:style-name="T12">g</text:span></text:p>
          </table:table-cell>
          <table:table-cell table:style-name="Table5.A1" office:value-type="string">
            <text:p text:style-name="P31"><text:span text:style-name="T12">a</text:span></text:p>
          </table:table-cell>
          <table:table-cell table:style-name="Table5.A1" office:value-type="string">
            <text:p text:style-name="P31"><text:span text:style-name="T12">d</text:span></text:p>
          </table:table-cell>
          <table:table-cell table:style-name="Table5.A1" office:value-type="string">
            <text:p text:style-name="P31"><text:span text:style-name="T12">y</text:span></text:p>
          </table:table-cell>
        </table:table-row>
        <table:table-row table:style-name="Table5.1">
          <table:table-cell table:style-name="Table5.A1" office:value-type="string">
            <text:p text:style-name="P31"><text:span text:style-name="T12">e</text:span></text:p>
          </table:table-cell>
          <table:table-cell table:style-name="Table5.A1" office:value-type="string">
            <text:p text:style-name="P31"><text:span text:style-name="T13">e</text:span></text:p>
          </table:table-cell>
          <table:table-cell table:style-name="Table5.A1" office:value-type="string">
            <text:p text:style-name="P31"><text:span text:style-name="T13">f</text:span></text:p>
          </table:table-cell>
          <table:table-cell table:style-name="Table5.A1" office:value-type="string">
            <text:p text:style-name="P31"><text:span text:style-name="T13">g</text:span></text:p>
          </table:table-cell>
          <table:table-cell table:style-name="Table5.A1" office:value-type="string">
            <text:p text:style-name="P31"><text:span text:style-name="T13">a</text:span></text:p>
          </table:table-cell>
          <table:table-cell table:style-name="Table5.A1" office:value-type="string">
            <text:p text:style-name="P31"><text:span text:style-name="T13">d</text:span></text:p>
          </table:table-cell>
          <table:table-cell table:style-name="Table5.A1" office:value-type="string">
            <text:p text:style-name="P31"><text:span text:style-name="T13">y</text:span></text:p>
          </table:table-cell>
        </table:table-row>
        <table:table-row table:style-name="Table5.1">
          <table:table-cell table:style-name="Table5.A1" office:value-type="string">
            <text:p text:style-name="P31"><text:span text:style-name="T12">f</text:span></text:p>
          </table:table-cell>
          <table:table-cell table:style-name="Table5.A1" office:value-type="string">
            <text:p text:style-name="P31"><text:span text:style-name="T13">f</text:span></text:p>
          </table:table-cell>
          <table:table-cell table:style-name="Table5.A1" office:value-type="string">
            <text:p text:style-name="P31"><text:span text:style-name="T13">f</text:span></text:p>
          </table:table-cell>
          <table:table-cell table:style-name="Table5.A1" office:value-type="string">
            <text:p text:style-name="P31"><text:span text:style-name="T13">g</text:span></text:p>
          </table:table-cell>
          <table:table-cell table:style-name="Table5.A1" office:value-type="string">
            <text:p text:style-name="P31"><text:span text:style-name="T13">a</text:span></text:p>
          </table:table-cell>
          <table:table-cell table:style-name="Table5.A1" office:value-type="string">
            <text:p text:style-name="P31"><text:span text:style-name="T13">f</text:span></text:p>
          </table:table-cell>
          <table:table-cell table:style-name="Table5.A1" office:value-type="string">
            <text:p text:style-name="P31"><text:span text:style-name="T13">f</text:span></text:p>
          </table:table-cell>
        </table:table-row>
        <table:table-row table:style-name="Table5.1">
          <table:table-cell table:style-name="Table5.A1" office:value-type="string">
            <text:p text:style-name="P31"><text:span text:style-name="T12">g</text:span></text:p>
          </table:table-cell>
          <table:table-cell table:style-name="Table5.A1" office:value-type="string">
            <text:p text:style-name="P31"><text:span text:style-name="T13">g</text:span></text:p>
          </table:table-cell>
          <table:table-cell table:style-name="Table5.A1" office:value-type="string">
            <text:p text:style-name="P31"><text:span text:style-name="T13">a</text:span></text:p>
          </table:table-cell>
          <table:table-cell table:style-name="Table5.A1" office:value-type="string">
            <text:p text:style-name="P31"><text:span text:style-name="T13">d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g</text:span></text:p>
          </table:table-cell>
          <table:table-cell table:style-name="Table5.A1" office:value-type="string">
            <text:p text:style-name="P31"><text:span text:style-name="T13">f</text:span></text:p>
          </table:table-cell>
        </table:table-row>
        <table:table-row table:style-name="Table5.1">
          <table:table-cell table:style-name="Table5.A1" office:value-type="string">
            <text:p text:style-name="P31"><text:span text:style-name="T12">a</text:span></text:p>
          </table:table-cell>
          <table:table-cell table:style-name="Table5.A1" office:value-type="string">
            <text:p text:style-name="P31"><text:span text:style-name="T13">a</text:span></text:p>
          </table:table-cell>
          <table:table-cell table:style-name="Table5.A1" office:value-type="string">
            <text:p text:style-name="P31"><text:span text:style-name="T13">a</text:span></text:p>
          </table:table-cell>
          <table:table-cell table:style-name="Table5.A1" office:value-type="string">
            <text:p text:style-name="P31"><text:span text:style-name="T13">d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g</text:span></text:p>
          </table:table-cell>
          <table:table-cell table:style-name="Table5.A1" office:value-type="string">
            <text:p text:style-name="P31"><text:span text:style-name="T13">f</text:span></text:p>
          </table:table-cell>
        </table:table-row>
        <table:table-row table:style-name="Table5.1"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  <table:table-cell table:style-name="Table5.A1" office:value-type="string">
            <text:p text:style-name="P31"><text:span text:style-name="T13">y</text:span></text:p>
          </table:table-cell>
        </table:table-row>
      </table:table>
      <text:p text:style-name="P16"><text:span text:style-name="T9"/></text:p>
      <text:p text:style-name="P16"><text:span text:style-name="T9">Неверная таблица.</text:span></text:p>
      <text:list xml:id="list132159887503868" text:continue-numbering="true" text:style-name="WWNum1">
        <text:list-item>
          <text:p text:style-name="P8">Составить таблицы умножения для Z(5) и <text:s/>Z(6)</text:p>
        </text:list-item>
      </text:list>
      <text:p text:style-name="P12"><draw:frame draw:style-name="fr1" draw:name="Frame1" text:anchor-type="paragraph" svg:x="5.177cm" svg:y="0.621cm" svg:width="4.041cm" draw:z-index="24"><draw:text-box fo:min-height="0cm"><table:table table:name="Table3" table:style-name="Table3"><table:table-column table:style-name="Table3.A" table:number-columns-repeated="2"/><table:table-column table:style-name="Table3.C"/><table:table-column table:style-name="Table3.D" table:number-columns-repeated="2"/><table:table-column table:style-name="Table3.C"/><table:table-column table:style-name="Table3.D"/><table:table-row table:style-name="Table3.1"><table:table-cell table:style-name="Table3.A1" office:value-type="string"><text:p text:style-name="P33"/></table:table-cell><table:table-cell table:style-name="Table3.A1" office:value-type="string"><text:p text:style-name="P29"><text:span text:style-name="T12">0</text:span></text:p></table:table-cell><table:table-cell table:style-name="Table3.A1" office:value-type="string"><text:p text:style-name="P29"><text:span text:style-name="T12">1</text:span></text:p></table:table-cell><table:table-cell table:style-name="Table3.A1" office:value-type="string"><text:p text:style-name="P29"><text:span text:style-name="T12">2</text:span></text:p></table:table-cell><table:table-cell table:style-name="Table3.A1" office:value-type="string"><text:p text:style-name="P29"><text:span text:style-name="T12">3</text:span></text:p></table:table-cell><table:table-cell table:style-name="Table3.A1" office:value-type="string"><text:p text:style-name="P29"><text:span text:style-name="T12">4</text:span></text:p></table:table-cell><table:table-cell table:style-name="Table3.A1" office:value-type="string"><text:p text:style-name="P29"><text:span text:style-name="T7">5</text:span></text:p></table:table-cell></table:table-row><table:table-row table:style-name="Table3.1"><table:table-cell table:style-name="Table3.A1" office:value-type="string"><text:p text:style-name="P29"><text:span text:style-name="T7">0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0</text:span></text:p></table:table-cell></table:table-row><table:table-row table:style-name="Table3.1"><table:table-cell table:style-name="Table3.A1" office:value-type="string"><text:p text:style-name="P29"><text:span text:style-name="T12">1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1</text:span></text:p></table:table-cell><table:table-cell table:style-name="Table3.A1" office:value-type="string"><text:p text:style-name="P29"><text:span text:style-name="T8">2</text:span></text:p></table:table-cell><table:table-cell table:style-name="Table3.A1" office:value-type="string"><text:p text:style-name="P29"><text:span text:style-name="T8">3</text:span></text:p></table:table-cell><table:table-cell table:style-name="Table3.A1" office:value-type="string"><text:p text:style-name="P29"><text:span text:style-name="T8">4</text:span></text:p></table:table-cell><table:table-cell table:style-name="Table3.A1" office:value-type="string"><text:p text:style-name="P29"><text:span text:style-name="T8">5</text:span></text:p></table:table-cell></table:table-row><table:table-row table:style-name="Table3.1"><table:table-cell table:style-name="Table3.A1" office:value-type="string"><text:p text:style-name="P29"><text:span text:style-name="T7">2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2</text:span></text:p></table:table-cell><table:table-cell table:style-name="Table3.A1" office:value-type="string"><text:p text:style-name="P29"><text:span text:style-name="T8">4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2</text:span></text:p></table:table-cell><table:table-cell table:style-name="Table3.A1" office:value-type="string"><text:p text:style-name="P29"><text:span text:style-name="T8">4</text:span></text:p></table:table-cell></table:table-row><table:table-row table:style-name="Table3.5"><table:table-cell table:style-name="Table3.A1" office:value-type="string"><text:p text:style-name="P29"><text:span text:style-name="T12">3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3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3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3</text:span></text:p></table:table-cell></table:table-row><table:table-row table:style-name="Table3.1"><table:table-cell table:style-name="Table3.A1" office:value-type="string"><text:p text:style-name="P29"><text:span text:style-name="T7">4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4</text:span></text:p></table:table-cell><table:table-cell table:style-name="Table3.A1" office:value-type="string"><text:p text:style-name="P29"><text:span text:style-name="T8">2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4</text:span></text:p></table:table-cell><table:table-cell table:style-name="Table3.A1" office:value-type="string"><text:p text:style-name="P29"><text:span text:style-name="T8">2</text:span></text:p></table:table-cell></table:table-row><table:table-row table:style-name="Table3.1"><table:table-cell table:style-name="Table3.A1" office:value-type="string"><text:p text:style-name="P29"><text:span text:style-name="T7">5</text:span></text:p></table:table-cell><table:table-cell table:style-name="Table3.A1" office:value-type="string"><text:p text:style-name="P29"><text:span text:style-name="T8">0</text:span></text:p></table:table-cell><table:table-cell table:style-name="Table3.A1" office:value-type="string"><text:p text:style-name="P29"><text:span text:style-name="T8">5</text:span></text:p></table:table-cell><table:table-cell table:style-name="Table3.A1" office:value-type="string"><text:p text:style-name="P29"><text:span text:style-name="T8">4</text:span></text:p></table:table-cell><table:table-cell table:style-name="Table3.A1" office:value-type="string"><text:p text:style-name="P29"><text:span text:style-name="T8">3</text:span></text:p></table:table-cell><table:table-cell table:style-name="Table3.A1" office:value-type="string"><text:p text:style-name="P29"><text:span text:style-name="T8">2</text:span></text:p></table:table-cell><table:table-cell table:style-name="Table3.A1" office:value-type="string"><text:p text:style-name="P29"><text:span text:style-name="T8">1</text:span></text:p></table:table-cell></table:table-row></table:table></draw:text-box></draw:frame><text:s text:c="6"/>Z(5)<text:tab/><text:tab/> <text:s text:c="20"/>Z(6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C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0"><text:span text:style-name="T12">0</text:span></text:p>
          </table:table-cell>
          <table:table-cell table:style-name="Table2.A1" office:value-type="string">
            <text:p text:style-name="P30"><text:span text:style-name="T12">1</text:span></text:p>
          </table:table-cell>
          <table:table-cell table:style-name="Table2.A1" office:value-type="string">
            <text:p text:style-name="P30"><text:span text:style-name="T12">2</text:span></text:p>
          </table:table-cell>
          <table:table-cell table:style-name="Table2.A1" office:value-type="string">
            <text:p text:style-name="P30"><text:span text:style-name="T12">3</text:span></text:p>
          </table:table-cell>
          <table:table-cell table:style-name="Table2.A1" office:value-type="string">
            <text:p text:style-name="P30"><text:span text:style-name="T12">4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12">0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0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12">1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1</text:span></text:p>
          </table:table-cell>
          <table:table-cell table:style-name="Table2.A1" office:value-type="string">
            <text:p text:style-name="P30"><text:span text:style-name="T13">2</text:span></text:p>
          </table:table-cell>
          <table:table-cell table:style-name="Table2.A1" office:value-type="string">
            <text:p text:style-name="P30"><text:span text:style-name="T13">3</text:span></text:p>
          </table:table-cell>
          <table:table-cell table:style-name="Table2.A1" office:value-type="string">
            <text:p text:style-name="P30"><text:span text:style-name="T13">4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12">2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2</text:span></text:p>
          </table:table-cell>
          <table:table-cell table:style-name="Table2.A1" office:value-type="string">
            <text:p text:style-name="P30"><text:span text:style-name="T13">4</text:span></text:p>
          </table:table-cell>
          <table:table-cell table:style-name="Table2.A1" office:value-type="string">
            <text:p text:style-name="P30"><text:span text:style-name="T13">1</text:span></text:p>
          </table:table-cell>
          <table:table-cell table:style-name="Table2.A1" office:value-type="string">
            <text:p text:style-name="P30"><text:span text:style-name="T13">3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12">3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3</text:span></text:p>
          </table:table-cell>
          <table:table-cell table:style-name="Table2.A1" office:value-type="string">
            <text:p text:style-name="P30"><text:span text:style-name="T13">1</text:span></text:p>
          </table:table-cell>
          <table:table-cell table:style-name="Table2.A1" office:value-type="string">
            <text:p text:style-name="P30"><text:span text:style-name="T13">4</text:span></text:p>
          </table:table-cell>
          <table:table-cell table:style-name="Table2.A1" office:value-type="string">
            <text:p text:style-name="P30"><text:span text:style-name="T13">2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12">4</text:span></text:p>
          </table:table-cell>
          <table:table-cell table:style-name="Table2.A1" office:value-type="string">
            <text:p text:style-name="P30"><text:span text:style-name="T13">0</text:span></text:p>
          </table:table-cell>
          <table:table-cell table:style-name="Table2.A1" office:value-type="string">
            <text:p text:style-name="P30"><text:span text:style-name="T13">4</text:span></text:p>
          </table:table-cell>
          <table:table-cell table:style-name="Table2.A1" office:value-type="string">
            <text:p text:style-name="P30"><text:span text:style-name="T13">3</text:span></text:p>
          </table:table-cell>
          <table:table-cell table:style-name="Table2.A1" office:value-type="string">
            <text:p text:style-name="P30"><text:span text:style-name="T13">2</text:span></text:p>
          </table:table-cell>
          <table:table-cell table:style-name="Table2.A1" office:value-type="string">
            <text:p text:style-name="P30"><text:span text:style-name="T13">1</text:span></text:p>
          </table:table-cell>
        </table:table-row>
      </table:table>
      <text:p text:style-name="P38"><text:span text:style-name="T18"><text:s/></text:span></text:p>
      <text:p text:style-name="P37"/>
      <text:list xml:id="list132159858173482" text:continue-numbering="true" text:style-name="WWNum1">
        <text:list-item>
          <text:p text:style-name="P2">Построить пример бесконечного дискретного порядка не изоморфного <text:span text:style-name="T19"></text:span>.</text:p>
        </text:list-item>
      </text:list>
      <text:p text:style-name="P1">(<text:span text:style-name="T20">ℝ</text:span>, &lt;) <draw:frame draw:style-name="fr5" draw:name="Object2" text:anchor-type="as-char" svg:width="0.619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list xml:id="list132161043068598" text:continue-numbering="true" text:style-name="WWNum1">
        <text:list-item>
          <text:p text:style-name="P2">Показать, что отношение x|y (x делится на цело y’ком) <text:s/>отношение порядка.</text:p>
        </text:list-item>
      </text:list>
      <text:p text:style-name="P19">Рефлексивность: <draw:frame draw:style-name="fr6" draw:name="Object3" text:anchor-type="as-char" svg:y="-0.377cm" svg:width="3.366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9">Антисимметричность: <draw:frame draw:style-name="fr6" draw:name="Object4" text:anchor-type="as-char" svg:y="-0.402cm" svg:width="5.713cm" svg:height="0.51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9">Транзитивность: <draw:frame draw:style-name="fr6" draw:name="Object5" text:anchor-type="as-char" svg:y="-0.402cm" svg:width="6.191cm" svg:height="0.51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>Линейность: <draw:frame draw:style-name="fr6" draw:name="Object6" text:anchor-type="as-char" svg:y="-0.402cm" svg:width="12.774cm" svg:height="0.51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list xml:id="list132161692144339" text:continue-numbering="true" text:style-name="WWNum1">
        <text:list-item>
          <text:p text:style-name="P2">Аксиоматизировать в LP класс графов без петель.</text:p>
        </text:list-item>
      </text:list>
      <text:p text:style-name="P1">G = (V, E)</text:p>
      <text:p text:style-name="P1">V – множество вершин;</text:p>
      <text:p text:style-name="P1">E – бинарный предикат смежности;</text:p>
      <text:p text:style-name="P1"><draw:frame draw:style-name="fr5" draw:name="Object8" text:anchor-type="as-char" svg:width="2.997cm" svg:height="0.519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draw:frame draw:style-name="fr5" draw:name="Object9" text:anchor-type="as-char" svg:width="5.803cm" svg:height="0.524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list xml:id="list132161252375131" text:continue-numbering="true" text:style-name="WWNum1">
        <text:list-item>
          <text:p text:style-name="P2">Аксиоматизировать в LP класс деревьев.</text:p>
        </text:list-item>
      </text:list>
      <text:p text:style-name="P1"><draw:frame draw:style-name="fr6" draw:name="Object10" text:anchor-type="as-char" svg:y="-0.437cm" svg:width="14.399cm" svg:height="0.653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/>
      <text:list xml:id="list132160253007508" text:continue-numbering="true" text:style-name="WWNum1">
        <text:list-item>
          <text:p text:style-name="P3">Дать формализацию отношение дружбы в LP. Для которой, выполнялся бы принцип “Друг моего друга мой друг”.</text:p>
        </text:list-item>
      </text:list>
      <text:p text:style-name="P1"><draw:frame draw:style-name="fr5" draw:name="Object12" text:anchor-type="as-char" svg:width="6.031cm" svg:height="0.519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<draw:frame draw:style-name="fr5" draw:name="Object13" text:anchor-type="as-char" svg:width="6.473cm" svg:height="0.467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list xml:id="list132160499110180" text:continue-numbering="true" text:style-name="WWNum1">
        <text:list-item>
          <text:p text:style-name="P2">Дать определение дискретного порядка с наибольшим элементом.</text:p>
        </text:list-item>
      </text:list>
      <text:p text:style-name="P9"><draw:frame draw:style-name="fr5" draw:name="Object14" text:anchor-type="as-char" svg:width="9.089cm" svg:height="0.575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><draw:frame draw:style-name="fr5" draw:name="Object15" text:anchor-type="as-char" svg:width="3.665cm" svg:height="0.587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list xml:id="list132160528998886" text:continue-numbering="true" text:style-name="WWNum1">
        <text:list-item>
          <text:p text:style-name="P11"><text:span text:style-name="T21">Дана таблица реляционной базы данных: </text:span></text:p>
        </text:list-item>
      </text:list>
      <text:p text:style-name="P28"><text:span text:style-name="T22">.</text:span><text:span text:style-name="T22"><draw:frame draw:style-name="fr2" draw:name="Рисунок 1" text:anchor-type="as-char" svg:width="9.516cm" svg:height="4.071cm" draw:z-index="14"><draw:image xlink:href="Pictures/200000370000178D00000A19C9ADA77B277B3EE9.wmf" xlink:type="simple" xlink:show="embed" xlink:actuate="onLoad" loext:mime-type="image/x-wmf"/></draw:frame></text:span><text:span text:style-name="T22"> </text:span></text:p>
      <text:p text:style-name="P28"><text:span text:style-name="T22">записать, на языке УИП требования к целостности:</text:span></text:p>
      <text:p text:style-name="P28"><text:span text:style-name="T22">1. ID_WRK – первичный ключ</text:span></text:p>
      <text:p text:style-name="P28"><text:span text:style-name="T22">2. nRate_of <text:s/>находится в приделах 6000-1000000 </text:span></text:p>
      <text:p text:style-name="P28"><text:span text:style-name="T22">3. nTab уникальное поле <text:s text:c="2"/></text:span></text:p>
      <text:p text:style-name="P28"><text:span text:style-name="T22">4. Сочетание поле sName и sFamily определяет строку однозначно </text:span></text:p>
      <text:p text:style-name="P27"/>
      <text:p text:style-name="P28"><text:span text:style-name="T22">Дана физическая схема реляционной базы данных. </text:span></text:p>
      <text:p text:style-name="P28"><draw:frame draw:style-name="fr3" draw:name="Рисунок 4" text:anchor-type="as-char" svg:width="10.255cm" svg:height="4.625cm" draw:z-index="15"><draw:image xlink:href="Pictures/200000700000334B0000172EE57A777469A66F2D.wmf" xlink:type="simple" xlink:show="embed" xlink:actuate="onLoad" loext:mime-type="image/x-wmf"/></draw:frame></text:p>
      <text:p text:style-name="P28"><text:span text:style-name="T22">Записать, на языке УИП:</text:span></text:p>
      <text:p text:style-name="P39"><text:span text:style-name="T22">ID_DPT1 в таблице <text:s/></text:span></text:p>
      <text:list xml:id="list1885413347" text:style-name="WWNum3">
        <text:list-item>
          <text:list>
            <text:list-item>
              <text:p text:style-name="P4"><text:span text:style-name="T21">WORKER внешний обязательные ключ.</text:span></text:p>
            </text:list-item>
            <text:list-item>
              <text:p text:style-name="P4"><text:span text:style-name="T21">WORKER внешний не обязательные ключ.</text:span></text:p>
            </text:list-item>
          </text:list>
        </text:list-item>
      </text:list>
      <text:list xml:id="list2201466978" text:style-name="WWNum4">
        <text:list-item>
          <text:p text:style-name="P6"><draw:frame draw:style-name="fr5" draw:name="Object16" text:anchor-type="as-char" svg:width="7.366cm" svg:height="0.53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6"><draw:frame draw:style-name="fr5" draw:name="Object17" text:anchor-type="as-char" svg:width="9.456cm" svg:height="0.54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6"><draw:frame draw:style-name="fr5" draw:name="Object18" text:anchor-type="as-char" svg:width="7.262cm" svg:height="0.5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6"><draw:frame draw:style-name="fr5" draw:name="Object19" text:anchor-type="as-char" svg:width="12.141cm" svg:height="0.653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</text:list-item>
        <text:list-item>
          <text:p text:style-name="P6"><text:span text:style-name="T24">1</text:span><text:span text:style-name="T23">) </text:span><text:span text:style-name="T23"><draw:frame draw:style-name="fr6" draw:name="Object20" text:anchor-type="as-char" svg:y="-0.386cm" svg:width="9.432cm" svg:height="0.54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</text:list-item>
      </text:list>
      <text:p text:style-name="P14"><text:span text:style-name="T24"><text:s text:c="8"/>2</text:span><text:span text:style-name="T23">) </text:span><draw:frame draw:style-name="fr6" draw:name="Object21" text:anchor-type="as-char" svg:y="-0.377cm" svg:width="5.373cm" svg:height="0.467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text:s text:c="2"/></text:p>
      <text:p text:style-name="P28"><draw:frame draw:style-name="fr8" draw:name="Object7" text:anchor-type="as-char" svg:y="-0.386cm" svg:width="11.751cm" svg:height="0.54cm" draw:z-index="28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span text:style-name="T21"/></text:p>
      <text:list xml:id="list132161007814808" text:continue-list="list132160528998886" text:style-name="WWNum1">
        <text:list-item>
          <text:p text:style-name="P11"><text:span text:style-name="T21"><text:s/>Дана физическая схема реляционной базы данных. </text:span></text:p>
        </text:list-item>
      </text:list>
      <text:p text:style-name="P28"><draw:frame draw:style-name="fr4" draw:name="Рисунок 5" text:anchor-type="as-char" svg:width="4.955cm" svg:height="3.013cm" draw:z-index="20"><draw:image xlink:href="Pictures/2000003C0000134B00000BBB28C2360F97C54238.wmf" xlink:type="simple" xlink:show="embed" xlink:actuate="onLoad" loext:mime-type="image/x-wmf"/></draw:frame></text:p>
      <text:p text:style-name="P28"><text:span text:style-name="T22">Записать, на языке УИП:</text:span></text:p>
      <text:p text:style-name="P40"><text:span text:style-name="T22">Dep_ID_DPT <text:s text:c="2"/>является внешним ключем.</text:span></text:p>
      <text:p text:style-name="P40"><text:span text:style-name="T22">iDepartament <text:s/>уникальное поле</text:span></text:p>
      <text:p text:style-name="P41"><text:span text:style-name="T22"/></text:p>
      <text:list xml:id="list132161887373105" text:continue-list="list1885413347" text:style-name="WWNum3">
        <text:list-header>
          <text:p text:style-name="P15"><text:span text:style-name="T3">1) </text:span><text:span text:style-name="T29"><draw:frame draw:style-name="fr8" draw:name="Object11" text:anchor-type="as-char" svg:y="-0.377cm" svg:width="3.23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15"><text:span text:style-name="T29"><draw:frame draw:style-name="fr8" draw:name="Object22" text:anchor-type="as-char" svg:y="-0.386cm" svg:width="14.074cm" svg:height="0.508cm" draw:z-index="27"><draw:object xlink:href="./Object 23" xlink:type="simple" xlink:show="embed" xlink:actuate="onLoad"/><draw:image xlink:href="./ObjectReplacements/Object 23" xlink:type="simple" xlink:show="embed" xlink:actuate="onLoad"/></draw:frame></text:span></text:p>
          <text:p text:style-name="P13"><text:span text:style-name="T26">2) </text:span><draw:frame draw:style-name="fr6" draw:name="Object23" text:anchor-type="as-char" svg:y="-0.377cm" svg:width="10.059cm" svg:height="0.53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Реферат" style:family="paragraph" style:parent-style-name="Text_20_body_20_inden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page"/>
      <style:text-properties style:font-name="Times New Roman Cyr" fo:font-family="'Times New Roman Cyr'" style:font-family-generic="roman" style:font-pitch="variable" fo:font-size="14pt" fo:language="ru" fo:country="RU" style:font-size-asian="14pt" style:font-name-complex="Times New Roman Cyr" style:font-family-complex="'Times New Roman Cyr'" style:font-family-generic-complex="roman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Формула" style:family="graphic" style:parent-style-name="Formula">
      <style:graphic-properties text:anchor-type="as-char" fo:margin-left="0cm" fo:margin-right="0cm" style:wrap="parallel" style:number-wrapped-paragraphs="no-limit" style:wrap-contour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2:19:23.372831491</meta:creation-date>
    <dc:date>2017-12-23T13:21:57.715555659</dc:date>
    <meta:editing-duration>PT1H2M19S</meta:editing-duration>
    <meta:editing-cycles>33</meta:editing-cycles>
    <meta:generator>LibreOffice/5.4.1.2$Linux_X86_64 LibreOffice_project/40m0$Build-2</meta:generator>
    <meta:document-statistic meta:table-count="5" meta:image-count="3" meta:object-count="25" meta:page-count="5" meta:paragraph-count="262" meta:word-count="440" meta:character-count="1997" meta:non-whitespace-character-count="173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true">(</mo>
              <mrow>
                <mrow>
                  <mi>g</mi>
                  <mi>∘</mi>
                  <mi>a</mi>
                </mrow>
              </mrow>
              <mo fence="true" stretchy="true">)</mo>
            </mrow>
            <mi>∘</mi>
            <mrow>
              <mi>e</mi>
              <mo stretchy="false">=</mo>
              <mi>g</mi>
            </mrow>
            <mi>∘</mi>
            <mrow>
              <mi>e</mi>
              <mo stretchy="false">=</mo>
              <mi>e</mi>
            </mrow>
          </mrow>
        </mrow>
        <mo fence="true" stretchy="false">)</mo>
      </mrow>
      <mi>≠</mi>
      <mrow>
        <mo fence="true" stretchy="true">(</mo>
        <mrow>
          <mrow>
            <mi>g</mi>
            <mi>∘</mi>
            <mrow>
              <mrow>
                <mo fence="true" stretchy="true">(</mo>
                <mrow>
                  <mrow>
                    <mi>a</mi>
                    <mi>∘</mi>
                    <mi>e</mi>
                  </mrow>
                </mrow>
                <mo fence="true" stretchy="true">)</mo>
              </mrow>
              <mo stretchy="false">=</mo>
              <mi>g</mi>
            </mrow>
            <mi>∘</mi>
            <mrow>
              <mi>a</mi>
              <mo stretchy="false">=</mo>
              <mi>g</mi>
            </mrow>
          </mrow>
        </mrow>
        <mo fence="true" stretchy="true">)</mo>
      </mrow>
    </mrow>
    <annotation encoding="StarMath 5.0">( left (g∘a right ) ∘e=g∘e=e ) ≠ left (g∘ left (a∘e right ) =g ∘a=g right )</annotation>
  </semantics>
</math>
</file>

<file path=Object 10/content.xml><?xml version="1.0" encoding="utf-8"?>
<math xmlns="http://www.w3.org/1998/Math/MathML" display="block">
  <semantics>
    <mrow>
      <mi>∀</mi>
      <mi>x</mi>
      <mi>,</mi>
      <mi>y</mi>
      <mi>∈</mi>
      <msup>
        <mi>V</mi>
        <mi mathvariant="normal">❑</mi>
      </msup>
      <mi mathvariant="normal">:</mi>
      <mi>∃</mi>
      <mi>E</mi>
      <mrow>
        <mo fence="true" stretchy="true">(</mo>
        <mrow>
          <mrow>
            <mi>x</mi>
            <mi>,</mi>
            <mi>y</mi>
          </mrow>
        </mrow>
        <mo fence="true" stretchy="true">)</mo>
      </mrow>
      <mi>⟹</mi>
      <mi>E</mi>
      <mrow>
        <mo fence="true" stretchy="true">(</mo>
        <mrow>
          <mrow>
            <mi>y</mi>
            <mi>,</mi>
            <mi>x</mi>
          </mrow>
        </mrow>
        <mo fence="true" stretchy="true">)</mo>
      </mrow>
      <mi>;</mi>
    </mrow>
    <annotation encoding="StarMath 5.0">∀  x, y ∈ {V} ^ &lt;?&gt; : ∃E left (x,y right ) ⟹E left (y, x right ) ;</annotation>
  </semantics>
</math>
</file>

<file path=Object 11/content.xml><?xml version="1.0" encoding="utf-8"?>
<math xmlns="http://www.w3.org/1998/Math/MathML" display="block">
  <semantics>
    <mrow>
      <mi>∀</mi>
      <msub>
        <mi>x</mi>
        <mn>1</mn>
      </msub>
      <mi>,</mi>
      <mi>…</mi>
      <mi>,</mi>
      <msub>
        <mi>x</mi>
        <mi>n</mi>
      </msub>
      <mi>∈</mi>
      <mi>V</mi>
      <mi>∄</mi>
      <mi>n</mi>
      <mi>∈</mi>
      <mi>N</mi>
      <mi mathvariant="normal">:</mi>
      <mrow>
        <mo fence="true" stretchy="true">(</mo>
        <mrow>
          <mrow>
            <mi>E</mi>
            <mrow>
              <mo fence="true" stretchy="tru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true">)</mo>
            </mrow>
            <mi>∧</mi>
            <mi>…</mi>
            <mi>∧</mi>
            <mi>E</mi>
            <mrow>
              <mo fence="true" stretchy="true">(</mo>
              <mrow>
                <mrow>
                  <msub>
                    <mi>x</mi>
                    <mrow>
                      <mi>n</mi>
                      <mo stretchy="false">−</mo>
                      <mn>1</mn>
                    </mrow>
                  </msub>
                  <mi>,</mi>
                  <msub>
                    <mi>x</mi>
                    <mi>n</mi>
                  </msub>
                </mrow>
              </mrow>
              <mo fence="true" stretchy="true">)</mo>
            </mrow>
            <mi>∧</mi>
            <mi>E</mi>
            <mrow>
              <mo fence="true" stretchy="true">(</mo>
              <mrow>
                <mrow>
                  <msub>
                    <mi>x</mi>
                    <mi>n</mi>
                  </msub>
                  <mi>,</mi>
                  <msub>
                    <mi>x</mi>
                    <mn>1</mn>
                  </msub>
                </mrow>
              </mrow>
              <mo fence="true" stretchy="true">)</mo>
            </mrow>
          </mrow>
        </mrow>
        <mo fence="true" stretchy="true">)</mo>
      </mrow>
      <mi>∧</mi>
      <mrow>
        <mo fence="true" stretchy="false">(</mo>
        <mrow>
          <mrow>
            <mi>∀</mi>
            <mrow>
              <mi>i</mi>
              <mo stretchy="false">≠</mo>
              <mi>j</mi>
            </mrow>
            <mi>∃</mi>
            <mi>!</mi>
            <mi>E</mi>
            <mtext>(</mtext>
            <msub>
              <mi>x</mi>
              <mi>i</mi>
            </msub>
            <mi>,</mi>
            <msub>
              <mi>x</mi>
              <mi>j</mi>
            </msub>
            <mtext>)</mtext>
          </mrow>
        </mrow>
        <mo fence="true" stretchy="false">)</mo>
      </mrow>
    </mrow>
    <annotation encoding="StarMath 5.0">∀  {x} rsub {1} , …,  {x} rsub {n} ∈V ∄ n ∈ N: left (E left ({x} rsub {1} , {x} rsub {2} right ) ∧…∧E left ({x} rsub {n-1} , {x} rsub {n} right ) ∧E left ({x} rsub {n} , {x} rsub {1} right ) right ) ∧ (∀ i &lt;&gt; j ∃! E "(" {x rsub i} , {x rsub j} ")")</annotation>
  </semantics>
</math>
</file>

<file path=Object 12/content.xml><?xml version="1.0" encoding="utf-8"?>
<math xmlns="http://www.w3.org/1998/Math/MathML" display="block">
  <semantics>
    <mrow>
      <mi>∀</mi>
      <mi>a</mi>
      <mi>∈</mi>
      <mi mathvariant="italic">Worker</mi>
      <mi>∃</mi>
      <mi>b</mi>
      <mi>∈</mi>
      <mi mathvariant="italic">Department</mi>
      <mi mathvariant="normal">:</mi>
    </mrow>
    <annotation encoding="StarMath 5.0">  ∀ a ∈ Worker  ∃ b ∈ Department:</annotation>
  </semantics>
</math>
</file>

<file path=Object 13/content.xml><?xml version="1.0" encoding="utf-8"?>
<math xmlns="http://www.w3.org/1998/Math/MathML" display="block">
  <semantics>
    <mrow>
      <mi>∀</mi>
      <mi>x</mi>
      <mi>,</mi>
      <mi>y</mi>
      <mi>,</mi>
      <mi>z</mi>
      <mi>∈</mi>
      <mi>X</mi>
      <mrow>
        <mo fence="true" stretchy="true">(</mo>
        <mrow>
          <mrow>
            <mi>a</mi>
            <mi>∘</mi>
            <mi>b</mi>
          </mrow>
        </mrow>
        <mo fence="true" stretchy="true">)</mo>
      </mrow>
      <mi>∧</mi>
      <mrow>
        <mo fence="true" stretchy="true">(</mo>
        <mrow>
          <mrow>
            <mi>b</mi>
            <mi>∘</mi>
            <mi>c</mi>
          </mrow>
        </mrow>
        <mo fence="true" stretchy="true">)</mo>
      </mrow>
      <mi>⇒</mi>
      <mrow>
        <mo fence="true" stretchy="true">(</mo>
        <mrow>
          <mrow>
            <mi>a</mi>
            <mi>∘</mi>
            <mi>c</mi>
          </mrow>
        </mrow>
        <mo fence="true" stretchy="true">)</mo>
      </mrow>
      <mi>,</mi>
    </mrow>
    <annotation encoding="StarMath 5.0">∀x,y,z∈X  left (a∘b right ) ∧ left (b∘c right ) ⇒ left (a∘c right ) , </annotation>
  </semantics>
</math>
</file>

<file path=Object 14/content.xml><?xml version="1.0" encoding="utf-8"?>
<math xmlns="http://www.w3.org/1998/Math/MathML" display="block">
  <semantics>
    <mrow>
      <mi mathvariant="italic">где</mi>
      <mrow>
        <mi>∘</mi>
        <mo stretchy="false">−</mo>
        <mi mathvariant="italic">бинарное</mi>
      </mrow>
      <mi mathvariant="italic">отношение</mi>
      <mtext>дружбы</mtext>
    </mrow>
    <annotation encoding="StarMath 5.0">где ∘-  бинарное отношение  "дружбы"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i>∀</mi>
            <mi>x</mi>
            <mi>∃</mi>
            <mi>y</mi>
            <mrow>
              <mo fence="true" stretchy="true">(</mo>
              <mrow>
                <mrow>
                  <mi>x</mi>
                  <mo stretchy="false">&lt;</mo>
                  <mi>y</mi>
                </mrow>
              </mrow>
              <mo fence="true" stretchy="true">)</mo>
            </mrow>
          </mrow>
        </mrow>
        <mo fence="true" stretchy="true">)</mo>
      </mrow>
      <mi>⇒</mi>
      <mrow>
        <mo fence="true" stretchy="true">(</mo>
        <mrow>
          <mrow>
            <mi>∄</mi>
            <mi>z</mi>
            <mrow>
              <mo fence="true" stretchy="true">(</mo>
              <mrow>
                <mrow>
                  <mi>x</mi>
                  <mi>≤</mi>
                  <mi>z</mi>
                </mrow>
              </mrow>
              <mo fence="true" stretchy="true">)</mo>
            </mrow>
            <mi>∧</mi>
            <mrow>
              <mo fence="true" stretchy="true">(</mo>
              <mrow>
                <mrow>
                  <mi>z</mi>
                  <mi>≤</mi>
                  <mi>y</mi>
                </mrow>
              </mrow>
              <mo fence="true" stretchy="true">)</mo>
            </mrow>
            <mi>∧</mi>
            <mrow>
              <mo fence="true" stretchy="true">(</mo>
              <mrow>
                <mrow>
                  <mi>z</mi>
                  <mi>≠</mi>
                  <mi>x</mi>
                </mrow>
              </mrow>
              <mo fence="true" stretchy="true">)</mo>
            </mrow>
            <mi>∧</mi>
            <mrow>
              <mo fence="true" stretchy="true">(</mo>
              <mrow>
                <mrow>
                  <mi>z</mi>
                  <mi>≠</mi>
                  <mi>y</mi>
                </mrow>
              </mrow>
              <mo fence="true" stretchy="true">)</mo>
            </mrow>
          </mrow>
        </mrow>
        <mo fence="true" stretchy="true">)</mo>
      </mrow>
      <mi>∨</mi>
    </mrow>
    <annotation encoding="StarMath 5.0">left (∀ x ∃y  left (x&lt;y right )  right ) ⇒ left (∄z  left (x≤z right ) ∧ left (z≤y right ) ∧ left (z≠x right ) ∧ left (z≠y right ) right ) ∨</annotation>
  </semantics>
</math>
</file>

<file path=Object 16/content.xml><?xml version="1.0" encoding="utf-8"?>
<math xmlns="http://www.w3.org/1998/Math/MathML" display="block">
  <semantics>
    <mrow>
      <mi>∨</mi>
      <mrow>
        <mo fence="true" stretchy="true">(</mo>
        <mrow>
          <mrow>
            <mi>∃</mi>
            <msub>
              <mi>x</mi>
              <mn>0</mn>
            </msub>
            <mi mathvariant="normal">:</mi>
            <mi>∀</mi>
            <mi>y</mi>
            <mi>≠</mi>
            <msub>
              <mi>x</mi>
              <mn>0</mn>
            </msub>
            <mrow>
              <mi>y</mi>
              <mo stretchy="false">&lt;</mo>
              <msub>
                <mi>x</mi>
                <mn>0</mn>
              </msub>
            </mrow>
          </mrow>
        </mrow>
        <mo fence="true" stretchy="true">)</mo>
      </mrow>
    </mrow>
    <annotation encoding="StarMath 5.0">∨ left (∃ {x} rsub {0} :∀y≠ {x} rsub {0 }  y&lt;  {x} rsub {0} right )</annotation>
  </semantics>
</math>
</file>

<file path=Object 17/content.xml><?xml version="1.0" encoding="utf-8"?>
<math xmlns="http://www.w3.org/1998/Math/MathML" display="block">
  <semantics>
    <mrow>
      <msub>
        <mrow>
          <mi>∀</mi>
          <mi>a</mi>
        </mrow>
        <mi>i</mi>
      </msub>
      <mi>,</mi>
      <msub>
        <mi>a</mi>
        <mi>j</mi>
      </msub>
      <mi>∈</mi>
      <mi mathvariant="italic">Worker</mi>
      <mi mathvariant="normal">:</mi>
      <mi>i</mi>
      <mi>≠</mi>
      <mi>j</mi>
      <msub>
        <mi>a</mi>
        <mi>i</mi>
      </msub>
      <mi>.</mi>
      <mi>I</mi>
      <msub>
        <mi>D</mi>
        <mi mathvariant="italic">WRK</mi>
      </msub>
      <mi>≠</mi>
      <msub>
        <mi>a</mi>
        <mi>j</mi>
      </msub>
      <mi>.</mi>
      <mi>I</mi>
      <msub>
        <mi>D</mi>
        <mi mathvariant="italic">WRK</mi>
      </msub>
    </mrow>
    <annotation encoding="StarMath 5.0">{∀a} rsub {i} , {a} rsub {j} ∈Worker :i≠j   {a} rsub {i} .I {D} rsub {WRK} ≠ {a} rsub {j} .I {D} rsub {WRK}</annotation>
  </semantics>
</math>
</file>

<file path=Object 18/content.xml><?xml version="1.0" encoding="utf-8"?>
<math xmlns="http://www.w3.org/1998/Math/MathML" display="block">
  <semantics>
    <mrow>
      <mi>∀</mi>
      <mi>a</mi>
      <mi>∈</mi>
      <mi mathvariant="italic">Worker</mi>
      <mrow>
        <mrow>
          <mo fence="true" stretchy="false">(</mo>
          <mrow>
            <mrow>
              <mi>a</mi>
              <mi>.</mi>
              <mrow>
                <msub>
                  <mi mathvariant="italic">nRate</mi>
                  <mi mathvariant="italic">of</mi>
                </msub>
                <mo stretchy="false">&lt;</mo>
                <mn>1000000</mn>
              </mrow>
            </mrow>
          </mrow>
          <mo fence="true" stretchy="false">)</mo>
        </mrow>
        <mo stretchy="false">∧</mo>
        <mrow>
          <mo fence="true" stretchy="false">(</mo>
          <mrow>
            <mrow>
              <mi>a</mi>
              <mi>.</mi>
              <mrow>
                <msub>
                  <mi mathvariant="italic">nRate</mi>
                  <mi mathvariant="italic">of</mi>
                </msub>
                <mo stretchy="false">&gt;</mo>
                <mn>6000</mn>
              </mrow>
            </mrow>
          </mrow>
          <mo fence="true" stretchy="false">)</mo>
        </mrow>
      </mrow>
    </mrow>
    <annotation encoding="StarMath 5.0">∀ a ∈Worker (a.nRate_of &lt;1000000)&amp;(a.nRate_of &gt;6000)</annotation>
  </semantics>
</math>
</file>

<file path=Object 19/content.xml><?xml version="1.0" encoding="utf-8"?>
<math xmlns="http://www.w3.org/1998/Math/MathML" display="block">
  <semantics>
    <mrow>
      <msub>
        <mrow>
          <mi>∀</mi>
          <mi>a</mi>
        </mrow>
        <mi>i</mi>
      </msub>
      <mi>,</mi>
      <msub>
        <mi>a</mi>
        <mi>j</mi>
      </msub>
      <mi>∈</mi>
      <mi mathvariant="italic">Worker</mi>
      <mi mathvariant="normal">:</mi>
      <mi>i</mi>
      <mi>≠</mi>
      <mi>j</mi>
      <msub>
        <mi>a</mi>
        <mi>i</mi>
      </msub>
      <mi>.</mi>
      <mi>I</mi>
      <msub>
        <mi>D</mi>
        <mi mathvariant="italic">nTab</mi>
      </msub>
      <mi>≠</mi>
      <msub>
        <mi>a</mi>
        <mi>j</mi>
      </msub>
      <mi>.</mi>
      <mi>I</mi>
      <msub>
        <mi>D</mi>
        <mi mathvariant="italic">nTab</mi>
      </msub>
    </mrow>
    <annotation encoding="StarMath 5.0">{∀a} rsub {i} , {a} rsub {j} ∈Worker:i≠j  {a} rsub {i} .I {D} rsub {nTab} ≠ {a} rsub {j} .I {D} rsub {nTab}</annotation>
  </semantics>
</math>
</file>

<file path=Object 2/content.xml><?xml version="1.0" encoding="utf-8"?>
<math xmlns="http://www.w3.org/1998/Math/MathML" display="block">
  <semantics>
    <mrow>
      <mi>e</mi>
      <mi>≠</mi>
      <mi>g</mi>
    </mrow>
    <annotation encoding="StarMath 5.0">e≠g</annotation>
  </semantics>
</math>
</file>

<file path=Object 20/content.xml><?xml version="1.0" encoding="utf-8"?>
<math xmlns="http://www.w3.org/1998/Math/MathML" display="block">
  <semantics>
    <mrow>
      <msub>
        <mrow>
          <mi>∀</mi>
          <mi>a</mi>
        </mrow>
        <mi>i</mi>
      </msub>
      <mi>,</mi>
      <msub>
        <mi>a</mi>
        <mi>j</mi>
      </msub>
      <mi>∈</mi>
      <mi mathvariant="italic">Worker</mi>
      <mi>¬</mi>
      <mrow>
        <mo fence="true" stretchy="true">(</mo>
        <mrow>
          <mrow>
            <mrow>
              <mo fence="true" stretchy="true">(</mo>
              <mrow>
                <mrow>
                  <msub>
                    <mi>a</mi>
                    <mi>i</mi>
                  </msub>
                  <mi>.</mi>
                  <mrow>
                    <mi mathvariant="italic">sName</mi>
                    <mo stretchy="false">=</mo>
                    <msub>
                      <mi>a</mi>
                      <mi>j</mi>
                    </msub>
                  </mrow>
                  <mi>.</mi>
                  <mi mathvariant="italic">sName</mi>
                </mrow>
              </mrow>
              <mo fence="true" stretchy="true">)</mo>
            </mrow>
            <mo stretchy="false">∧</mo>
            <mrow>
              <mo fence="true" stretchy="true">(</mo>
              <mrow>
                <mrow>
                  <msub>
                    <mi>a</mi>
                    <mi>i</mi>
                  </msub>
                  <mi>.</mi>
                  <mrow>
                    <mi mathvariant="italic">sFamily</mi>
                    <mo stretchy="false">=</mo>
                    <msub>
                      <mi>a</mi>
                      <mi>j</mi>
                    </msub>
                  </mrow>
                  <mi>.</mi>
                  <mi mathvariant="italic">sFamily</mi>
                </mrow>
              </mrow>
              <mo fence="true" stretchy="true">)</mo>
            </mrow>
          </mrow>
        </mrow>
        <mo fence="true" stretchy="true">)</mo>
      </mrow>
    </mrow>
    <annotation encoding="StarMath 5.0">{∀a} rsub {i} , {a} rsub {j} ∈Worker ¬ left (left ({a} rsub {i} .sName= {a} rsub {j} .sName right ) &amp; left ({a} rsub {i} .sFamily= {a} rsub {j} .sFamily right ) right )</annotation>
  </semantics>
</math>
</file>

<file path=Object 21/content.xml><?xml version="1.0" encoding="utf-8"?>
<math xmlns="http://www.w3.org/1998/Math/MathML" display="block">
  <semantics>
    <mrow>
      <mi>∀</mi>
      <mi>a</mi>
      <mi>∈</mi>
      <mi mathvariant="italic">Worker</mi>
      <mi>∃</mi>
      <mi>b</mi>
      <mi>∈</mi>
      <mi mathvariant="italic">Department</mi>
      <mi mathvariant="normal">:</mi>
      <mrow>
        <mo fence="true" stretchy="false">(</mo>
        <mrow>
          <mrow>
            <mi>a</mi>
            <mi>.</mi>
            <msub>
              <mi mathvariant="italic">ID</mi>
              <mi mathvariant="italic">DPT</mi>
            </msub>
            <mrow>
              <mn>1</mn>
              <mo stretchy="false">=</mo>
              <mi>b</mi>
            </mrow>
            <mi>.</mi>
            <msub>
              <mi mathvariant="italic">ID</mi>
              <mi mathvariant="italic">DPT</mi>
            </msub>
            <mn>1</mn>
          </mrow>
        </mrow>
        <mo fence="true" stretchy="false">)</mo>
      </mrow>
    </mrow>
    <annotation encoding="StarMath 5.0">∀ a ∈ Worker ∃ b ∈ Department: (a . ID _ DPT 1= b . ID _ DPT 1)</annotation>
  </semantics>
</math>
</file>

<file path=Object 22/content.xml><?xml version="1.0" encoding="utf-8"?>
<math xmlns="http://www.w3.org/1998/Math/MathML" display="block">
  <semantics>
    <mrow>
      <mi>∀</mi>
      <mi>a</mi>
      <mi>∈</mi>
      <mi mathvariant="italic">Department</mi>
    </mrow>
    <annotation encoding="StarMath 5.0">∀ a ∈ Department 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>∃</mi>
          <mi>b</mi>
          <mi>∈</mi>
          <mi mathvariant="italic">Department</mi>
          <mi mathvariant="normal">:</mi>
          <mrow>
            <mrow>
              <mo fence="true" stretchy="false">(</mo>
              <mrow>
                <mrow>
                  <mi>a</mi>
                  <mi>.</mi>
                  <mrow>
                    <msub>
                      <mi mathvariant="italic">DEP</mi>
                      <mrow/>
                    </msub>
                    <mo stretchy="false">=</mo>
                    <mi>b</mi>
                  </mrow>
                  <mi>.</mi>
                  <msub>
                    <mi mathvariant="italic">DEP</mi>
                    <mrow/>
                  </msub>
                </mrow>
              </mrow>
              <mo fence="true" stretchy="false">)</mo>
            </mrow>
            <mo stretchy="false">∨</mo>
            <mi>∄</mi>
          </mrow>
          <mi>b</mi>
          <mi>∈</mi>
          <mi mathvariant="italic">Department</mi>
          <mi mathvariant="normal">:</mi>
          <mrow>
            <mo fence="true" stretchy="false">(</mo>
            <mrow>
              <mrow>
                <mi>a</mi>
                <mi>.</mi>
                <mrow>
                  <msub>
                    <mi mathvariant="italic">DEP</mi>
                    <mrow/>
                  </msub>
                  <mo stretchy="false">=</mo>
                  <mi>b</mi>
                </mrow>
                <mi>.</mi>
                <msub>
                  <mi mathvariant="italic">DEP</mi>
                  <mrow/>
                </msub>
              </mrow>
            </mrow>
            <mo fence="true" stretchy="false">)</mo>
          </mrow>
        </mrow>
      </mrow>
      <mo fence="true" stretchy="false">)</mo>
    </mrow>
    <annotation encoding="StarMath 5.0">(∃ b ∈ Department: (a.DEP_ID_DPT = b.DEP_ID_DPT) or ∄ b ∈ Department: (a.DEP_ID_DPT = b.DEP_ID_DPT) )</annotation>
  </semantics>
</math>
</file>

<file path=Object 24/content.xml><?xml version="1.0" encoding="utf-8"?>
<math xmlns="http://www.w3.org/1998/Math/MathML" display="block">
  <semantics>
    <mrow>
      <mi>∀</mi>
      <msub>
        <mi>a</mi>
        <mi>i</mi>
      </msub>
      <mi>,</mi>
      <msub>
        <mi>a</mi>
        <mi>j</mi>
      </msub>
      <mi>∈</mi>
      <mi mathvariant="italic">Department</mi>
      <msub>
        <mi>a</mi>
        <mi>i</mi>
      </msub>
      <mi>.</mi>
      <mi mathvariant="italic">iDepartment</mi>
      <mi>≠</mi>
      <msub>
        <mi>a</mi>
        <mi>j</mi>
      </msub>
      <mi>.</mi>
      <mi mathvariant="italic">iDepartment</mi>
      <mi>i</mi>
      <mi>≠</mi>
      <mi>j</mi>
    </mrow>
    <annotation encoding="StarMath 5.0">∀ {a} rsub {i} , {a} rsub {j} ∈ Department   {a} rsub {i} . iDepartment ≠ {a} rsub {j} . iDepartment   i ≠ j</annotation>
  </semantics>
</math>
</file>

<file path=Object 25/content.xml><?xml version="1.0" encoding="utf-8"?>
<math xmlns="http://www.w3.org/1998/Math/MathML" display="block">
  <semantics>
    <mrow>
      <mrow>
        <mrow>
          <mi>c</mi>
          <mo stretchy="false">⋅</mo>
          <mi>f</mi>
        </mrow>
        <mo stretchy="false">=</mo>
        <mi>d</mi>
      </mrow>
      <mi>,</mi>
      <mrow>
        <msup>
          <mi>c</mi>
          <mn>2</mn>
        </msup>
        <mo stretchy="false">=</mo>
        <mi>b</mi>
      </mrow>
      <mi>,</mi>
      <mrow>
        <msup>
          <mi>d</mi>
          <mn>2</mn>
        </msup>
        <mo stretchy="false">=</mo>
        <mi>a</mi>
      </mrow>
    </mrow>
    <annotation encoding="StarMath 5.0">c cdot f = d, c^2 =b, d^2 = a</annotation>
  </semantics>
</math>
</file>

<file path=Object 3/content.xml><?xml version="1.0" encoding="utf-8"?>
<math xmlns="http://www.w3.org/1998/Math/MathML" display="block">
  <semantics>
    <mrow>
      <mi>≇</mi>
      <mi>ω</mi>
    </mrow>
    <annotation encoding="StarMath 5.0">≇ ω</annotation>
  </semantics>
</math>
</file>

<file path=Object 4/content.xml><?xml version="1.0" encoding="utf-8"?>
<math xmlns="http://www.w3.org/1998/Math/MathML" display="block">
  <semantics>
    <mrow>
      <mi>∀</mi>
      <mi>x</mi>
      <mrow>
        <mrow>
          <mi>x</mi>
          <mo stretchy="false">∨</mo>
          <mi>x</mi>
        </mrow>
        <mo stretchy="false">=</mo>
        <mrow>
          <mn>1</mn>
          <mo stretchy="false">−</mo>
          <mi mathvariant="italic">верно</mi>
        </mrow>
      </mrow>
    </mrow>
    <annotation encoding="StarMath 5.0">∀ x   x|x=1  - верно</annotation>
  </semantics>
</math>
</file>

<file path=Object 5/content.xml><?xml version="1.0" encoding="utf-8"?>
<math xmlns="http://www.w3.org/1998/Math/MathML" display="block">
  <semantics>
    <mrow>
      <mi>∀</mi>
      <mi>x</mi>
      <mi>,</mi>
      <mi>y</mi>
      <mrow>
        <mo fence="true" stretchy="true">(</mo>
        <mrow>
          <mrow>
            <mi>x</mi>
            <mo stretchy="false">|</mo>
            <mi>y</mi>
          </mrow>
        </mrow>
        <mo fence="true" stretchy="true">)</mo>
      </mrow>
      <mi>∧</mi>
      <mrow>
        <mo fence="true" stretchy="true">(</mo>
        <mrow>
          <mrow>
            <mi>y</mi>
            <mo stretchy="false">|</mo>
            <mi>x</mi>
          </mrow>
        </mrow>
        <mo fence="true" stretchy="true">)</mo>
      </mrow>
      <mo stretchy="false">→</mo>
      <mrow>
        <mi>x</mi>
        <mo stretchy="false">=</mo>
        <mrow>
          <mi>y</mi>
          <mo stretchy="false">−</mo>
          <mi mathvariant="italic">верно</mi>
        </mrow>
      </mrow>
    </mrow>
    <annotation encoding="StarMath 5.0">∀   x , y    left (x mline y right ) ∧ left (y mline x right ) -&gt; x = y  - верно</annotation>
  </semantics>
</math>
</file>

<file path=Object 6/content.xml><?xml version="1.0" encoding="utf-8"?>
<math xmlns="http://www.w3.org/1998/Math/MathML" display="block">
  <semantics>
    <mrow>
      <mi>∀</mi>
      <mi>x</mi>
      <mi>,</mi>
      <mi>y</mi>
      <mi>,</mi>
      <mi>z</mi>
      <mi mathvariant="normal">:</mi>
      <mrow>
        <mo fence="true" stretchy="true">(</mo>
        <mrow>
          <mrow>
            <mi>x</mi>
            <mo stretchy="false">|</mo>
            <mi>y</mi>
          </mrow>
        </mrow>
        <mo fence="true" stretchy="true">)</mo>
      </mrow>
      <mi>∧</mi>
      <mrow>
        <mo fence="true" stretchy="true">(</mo>
        <mrow>
          <mrow>
            <mi>y</mi>
            <mo stretchy="false">|</mo>
            <mi>z</mi>
          </mrow>
        </mrow>
        <mo fence="true" stretchy="true">)</mo>
      </mrow>
      <mo stretchy="false">→</mo>
      <mrow>
        <mrow>
          <mi>x</mi>
          <mo stretchy="false">∨</mo>
          <mi>z</mi>
        </mrow>
        <mo stretchy="false">−</mo>
        <mi mathvariant="italic">верно</mi>
      </mrow>
    </mrow>
    <annotation encoding="StarMath 5.0">∀  x ,  y ,  z :   left (x mline y right ) ∧ left (y mline z right ) -&gt; x|z - верно</annotation>
  </semantics>
</math>
</file>

<file path=Object 7/content.xml><?xml version="1.0" encoding="utf-8"?>
<math xmlns="http://www.w3.org/1998/Math/MathML" display="block">
  <semantics>
    <mrow>
      <mo stretchy="false">→</mo>
      <mrow>
        <mrow>
          <mi>x</mi>
          <mo stretchy="false">∨</mo>
          <mi>y</mi>
        </mrow>
        <mo stretchy="false">−</mo>
        <mi mathvariant="italic">отношение</mi>
      </mrow>
      <mi mathvariant="italic">частичного</mi>
      <mi mathvariant="italic">порядка</mi>
      <mi>.</mi>
      <mo stretchy="false">→</mo>
      <mi>∀</mi>
      <mi>x</mi>
      <mi>,</mi>
      <mi>y</mi>
      <mrow>
        <mo fence="true" stretchy="true">(</mo>
        <mrow>
          <mrow>
            <mi>x</mi>
            <mo stretchy="false">|</mo>
            <mi>y</mi>
          </mrow>
        </mrow>
        <mo fence="true" stretchy="true">)</mo>
      </mrow>
      <mi>∨</mi>
      <mrow>
        <mrow>
          <mo fence="true" stretchy="true">(</mo>
          <mrow>
            <mrow>
              <mi>y</mi>
              <mo stretchy="false">|</mo>
              <mi>x</mi>
            </mrow>
          </mrow>
          <mo fence="true" stretchy="true">)</mo>
        </mrow>
        <mo stretchy="false">−</mo>
        <mi mathvariant="italic">не</mi>
      </mrow>
      <mi mathvariant="italic">верно</mi>
    </mrow>
    <annotation encoding="StarMath 5.0">-&gt; x|y- отношение частичного порядка.-&gt; ∀ x,y   left (x mline y right ) ∨ left (y mline x right ) - не верно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sub>
                <mi mathvariant="italic">ID</mi>
                <mi mathvariant="italic">DPT</mi>
              </msub>
              <mrow>
                <mn>1</mn>
                <mo stretchy="false">=</mo>
                <mi>b</mi>
              </mrow>
              <mi>.</mi>
              <msub>
                <mi mathvariant="italic">ID</mi>
                <mi mathvariant="italic">DPT</mi>
              </msub>
              <mn>1</mn>
            </mrow>
          </mrow>
          <mo fence="true" stretchy="false">)</mo>
        </mrow>
        <mo stretchy="false">∨</mo>
        <mi>∄</mi>
      </mrow>
      <mi>b</mi>
      <mi>∈</mi>
      <mi mathvariant="italic">Department</mi>
      <mi mathvariant="normal">:</mi>
      <mrow>
        <mo fence="true" stretchy="false">(</mo>
        <mrow>
          <mrow>
            <mi>a</mi>
            <mi>.</mi>
            <msub>
              <mi mathvariant="italic">ID</mi>
              <mi mathvariant="italic">DPT</mi>
            </msub>
            <mrow>
              <mn>1</mn>
              <mo stretchy="false">=</mo>
              <mi>b</mi>
            </mrow>
            <mi>.</mi>
            <msub>
              <mi mathvariant="italic">ID</mi>
              <mi mathvariant="italic">DPT</mi>
            </msub>
            <mn>1</mn>
          </mrow>
        </mrow>
        <mo fence="true" stretchy="false">)</mo>
      </mrow>
    </mrow>
    <annotation encoding="StarMath 5.0">( a . ID _ DPT 1= b . ID _ DPT 1) or ∄ b ∈ Department :( a . ID _ DPT 1= b . ID _ DPT 1)</annotation>
  </semantics>
</math>
</file>

<file path=Object 9/content.xml><?xml version="1.0" encoding="utf-8"?>
<math xmlns="http://www.w3.org/1998/Math/MathML" display="block">
  <semantics>
    <mrow>
      <mi>∀</mi>
      <mi>x</mi>
      <mi>∈</mi>
      <mi>V</mi>
      <mi>∄</mi>
      <mi>E</mi>
      <mrow>
        <mo fence="true" stretchy="true">(</mo>
        <mrow>
          <mrow>
            <mi>x</mi>
            <mi>,</mi>
            <mi>x</mi>
          </mrow>
        </mrow>
        <mo fence="true" stretchy="true">)</mo>
      </mrow>
      <mi>;</mi>
    </mrow>
    <annotation encoding="StarMath 5.0">∀  x∈V ∄E left (x, x right ) ;</annotation>
  </semantics>
</math>
</file>